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COURSE PREFACE</text:p>
          </draw:text-box>
        </draw:frame>
        <draw:frame draw:style-name="TransBox" svg:width="31.8700cm" svg:height="5.5000cm" svg:x="1.0000cm" svg:y="2.3000cm">
          <draw:text-box>
            <text:p text:style-name="PTitleMain">About This Guide</text:p>
          </draw:text-box>
        </draw:frame>
        <draw:frame draw:style-name="TransBox" svg:width="31.8700cm" svg:height="3.5000cm" svg:x="1.0000cm" svg:y="8.8000cm">
          <draw:text-box>
            <text:p text:style-name="PBody">Note: This guide does not promise exam coverage. It teaches the real-world skills that those certifications measure. Resource: Notes RHCSA EX200 Exam Objectives: Official exam objectives — the authoritative scope defi…</text:p>
          </draw:text-box>
        </draw:frame>
        <draw:frame draw:style-name="TransBox" svg:width="31.8700cm" svg:height="0.7000cm" svg:x="1.0000cm" svg:y="17.8000cm">
          <draw:text-box>
            <text:p text:style-name="PFooter">00-preface/about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urpose</text:p>
            <text:p text:style-name="PBullet">▶  What makes it different</text:p>
            <text:p text:style-name="PBullet">▶  Scope</text:p>
            <text:p text:style-name="PBullet">▶  Versions and testing</text:p>
            <text:p text:style-name="PBullet">▶  Contributing</text:p>
            <text:p text:style-name="PBullet">▶  Licens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urpose</text:p>
          </draw:text-box>
        </draw:frame>
        <draw:frame draw:style-name="TransBox" svg:width="31.8700cm" svg:height="13.5500cm" svg:x="1.0000cm" svg:y="4.0000cm">
          <draw:text-box>
            <text:p text:style-name="PBullet">• This guide exists to give Linux newcomers and experienced admins alike a single,</text:p>
            <text:p text:style-name="PBullet">• structured path through Red Hat Enterprise Linux 10 — from opening a terminal</text:p>
            <text:p text:style-name="PBullet">• for the first time to designing resilient infrastructure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at makes it different</text:p>
          </draw:text-box>
        </draw:frame>
        <draw:frame draw:style-name="TransBox" svg:width="31.8700cm" svg:height="13.5500cm" svg:x="1.0000cm" svg:y="4.0000cm">
          <draw:text-box>
            <text:p text:style-name="PBullet">• Beginner-safe language: every concept is explained before it is used.</text:p>
            <text:p text:style-name="PBullet">• Lab-driven: you learn by doing, not just reading.</text:p>
            <text:p text:style-name="PBullet">• Honest about "don't do this": common mistakes (disabling SELinux, opening</text:p>
            <text:p text:style-name="PBullet">• all firewall ports, running everything as root) are called out explicitly, with</text:p>
            <text:p text:style-name="PBullet">• the correct alternative shown.</text:p>
            <text:p text:style-name="PBullet">• RHCA-aligned depth: the advanced chapters cover the reasoning and design</text:p>
            <text:p text:style-name="PBullet">• thinking expected at architect level — not just "run this command"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cope</text:p>
          </draw:text-box>
        </draw:frame>
        <draw:frame draw:style-name="TransBox" svg:width="31.8700cm" svg:height="13.5500cm" svg:x="1.0000cm" svg:y="4.0000cm">
          <draw:text-box>
            <text:p text:style-name="PBullet">• In scope: Out of scope</text:p>
            <text:p text:style-name="PBullet">• RHEL 10 (minimal/server install): RHEL 6, 7, or 8 specifics</text:p>
            <text:p text:style-name="PBullet">• Single-host and small-lab scenarios: Large-scale fleet management</text:p>
            <text:p text:style-name="PBullet">• Podman (rootless containers): Kubernetes / OpenShift</text:p>
            <text:p text:style-name="PBullet">• Ansible fundamentals: Advanced Ansible Tower/AAP</text:p>
            <text:p text:style-name="PBullet">• Core RHEL networking: SDN / OV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sions and testing</text:p>
          </draw:text-box>
        </draw:frame>
        <draw:frame draw:style-name="TransBox" svg:width="31.8700cm" svg:height="13.5500cm" svg:x="1.0000cm" svg:y="4.0000cm">
          <draw:text-box>
            <text:p text:style-name="PBullet">• Commands in this guide were tested on:</text:p>
            <text:p text:style-name="PBullet">• RHEL 10.0 (minimal install, 2 vCPU, 2 GB RAM, 20 GB disk)</text:p>
            <text:p text:style-name="PBullet">• Each lab page lists the exact package versions used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tributing</text:p>
          </draw:text-box>
        </draw:frame>
        <draw:frame draw:style-name="TransBox" svg:width="31.8700cm" svg:height="13.5500cm" svg:x="1.0000cm" svg:y="4.0000cm">
          <draw:text-box>
            <text:p text:style-name="PBullet">• Found an error or want to add a lab? Open an issue or pull request in the</text:p>
            <text:p text:style-name="PBullet">• repository. All contributions must follow the Conventions</text:p>
            <text:p text:style-name="PBullet">• style guide and include a working Verify section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cense</text:p>
          </draw:text-box>
        </draw:frame>
        <draw:frame draw:style-name="TransBox" svg:width="31.8700cm" svg:height="13.5500cm" svg:x="1.0000cm" svg:y="4.0000cm">
          <draw:text-box>
            <text:p text:style-name="PBullet">• This guide is published under the [Creative Commons Attribution 4.0 International</text:p>
            <text:p text:style-name="PBullet">• License](https://creativecommons.org/licenses/by/4.0/)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About This Guide</text:p>
          </draw:text-box>
        </draw:frame>
        <draw:frame draw:style-name="TransBox" svg:width="31.8700cm" svg:height="13.5500cm" svg:x="1.0000cm" svg:y="4.0000cm">
          <draw:text-box>
            <text:p text:style-name="PBullet">✓  Purpose: This guide exists to give Linux newcomers and experienced admins alike a single,</text:p>
            <text:p text:style-name="PBullet">✓  What makes it different: Beginner-safe language: every concept is explained before it is used.</text:p>
            <text:p text:style-name="PBullet">✓  Scope: In scope: Out of scope</text:p>
            <text:p text:style-name="PBullet">✓  Versions and testing: Commands in this guide were tested on:</text:p>
            <text:p text:style-name="PBullet">✓  Contributing: Found an error or want to add a lab? Open an issue or pull request in the</text:p>
            <text:p text:style-name="PBullet">✓  License: This guide is published under the [Creative Commons Attribution 4.0 International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